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.25pt" officeooo:rsid="000c0905" officeooo:paragraph-rsid="000c0905" style:font-size-asian="16pt" style:font-size-complex="18.2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/能控制文件名字中文乱码，不能控制普通文本字段的乱码</text:p>
      <text:p text:style-name="P1"><text:tab/><text:tab/>request.setCharacterEncoding("UTF-8");</text:p>
      <text:p text:style-name="P1"/>
      <text:p text:style-name="P1">String content=fi.getString();</text:p>
      <text:p text:style-name="P1"><text:tab/><text:tab/><text:tab/><text:tab/>//手动解决编码</text:p>
      <text:p text:style-name="P1"><text:tab/><text:tab/><text:tab/><text:tab/>content=new String(content.getBytes("ISO-8859-1"),"UTF-8"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58S</meta:editing-duration>
    <meta:editing-cycles>3</meta:editing-cycles>
    <meta:generator>LibreOffice/5.3.0.3$Windows_X86_64 LibreOffice_project/7074905676c47b82bbcfbea1aeefc84afe1c50e1</meta:generator>
    <dc:date>2018-03-22T11:58:18.814000000</dc:date>
    <meta:document-statistic meta:table-count="0" meta:image-count="0" meta:object-count="0" meta:page-count="1" meta:paragraph-count="5" meta:word-count="38" meta:character-count="171" meta:non-whitespace-character-count="159"/>
    <meta:user-defined meta:name="Info 1"/>
    <meta:user-defined meta:name="Info 2"/>
    <meta:user-defined meta:name="Info 3"/>
    <meta:user-defined meta:name="Info 4"/>
  </office:meta>
</office:document-meta>
</file>